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Κανονικά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language="en" fo:country="US" officeooo:rsid="00094315" officeooo:paragraph-rsid="00094315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en" fo:country="US" officeooo:rsid="000c25b0" officeooo:paragraph-rsid="000c25b0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en" fo:country="US" officeooo:rsid="000c25b0" officeooo:paragraph-rsid="0012cbe8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el" fo:country="GR" officeooo:rsid="00094315" officeooo:paragraph-rsid="00094315"/>
    </style:style>
    <style:style style:name="P5" style:family="paragraph" style:parent-style-name="Standard">
      <style:paragraph-properties fo:text-align="justify" style:justify-single-word="false" fo:padding="0.101cm" fo:border-left="none" fo:border-right="none" fo:border-top="none" fo:border-bottom="0.51pt solid #000000" style:shadow="none"/>
      <style:text-properties style:font-name="Times New Roman" fo:font-size="13pt" fo:language="en" fo:country="US" fo:font-weight="bold" officeooo:rsid="00094315" officeooo:paragraph-rsid="00094315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 fo:padding="0.101cm" fo:border-left="none" fo:border-right="none" fo:border-top="none" fo:border-bottom="0.51pt solid #000000" style:shadow="none"/>
      <style:text-properties style:font-name="Times New Roman" fo:font-size="13pt" fo:language="en" fo:country="US" fo:font-weight="bold" officeooo:rsid="00094315" officeooo:paragraph-rsid="00094315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language="en" fo:country="US" officeooo:rsid="00094315" officeooo:paragraph-rsid="00094315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rsid="000c25b0" officeooo:paragraph-rsid="000c25b0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rsid="000c25b0" officeooo:paragraph-rsid="0012cbe8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Times New Roman" fo:language="el" fo:country="GR" officeooo:rsid="00094315" officeooo:paragraph-rsid="00094315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12cbe8"/>
    </style:style>
    <style:style style:name="T3" style:family="text">
      <style:text-properties fo:language="el" fo:country="GR" officeooo:rsid="0013fef2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551fe"/>
    </style:style>
    <style:style style:name="T6" style:family="text">
      <style:text-properties fo:language="en" fo:country="US" officeooo:rsid="0018db8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ourier New" fo:font-size="10pt" fo:background-color="#dddddd" loext:char-shading-value="0" style:font-size-asian="10pt" style:font-size-complex="10pt"/>
    </style:style>
    <style:style style:name="T9" style:family="text">
      <style:text-properties style:font-name="Courier New" fo:font-size="10pt" officeooo:rsid="00094315" fo:background-color="#dddddd" loext:char-shading-value="0" style:font-size-asian="10pt" style:font-size-complex="10pt"/>
    </style:style>
    <style:style style:name="T10" style:family="text">
      <style:text-properties style:font-name="Courier New" fo:font-size="10pt" officeooo:rsid="0019acf7" fo:background-color="#dddddd" loext:char-shading-value="0" style:font-size-asian="10pt" style:font-size-complex="10pt"/>
    </style:style>
    <style:style style:name="T11" style:family="text">
      <style:text-properties style:font-name="Courier New" fo:font-size="10pt" fo:language="en" fo:country="US" fo:background-color="#dddddd" loext:char-shading-value="0" style:font-size-asian="10pt" style:font-size-complex="10pt"/>
    </style:style>
    <style:style style:name="T12" style:family="text">
      <style:text-properties style:font-name="Courier New" fo:font-size="10pt" fo:language="el" fo:country="GR" officeooo:rsid="0019acf7" fo:background-color="#dddddd" loext:char-shading-value="0" style:font-size-asian="10pt" style:font-size-complex="10pt"/>
    </style:style>
    <style:style style:name="T13" style:family="text">
      <style:text-properties officeooo:rsid="00102438"/>
    </style:style>
    <style:style style:name="T14" style:family="text">
      <style:text-properties officeooo:rsid="0012cbe8"/>
    </style:style>
    <style:style style:name="T15" style:family="text">
      <style:text-properties officeooo:rsid="0013fef2"/>
    </style:style>
    <style:style style:name="T16" style:family="text">
      <style:text-properties officeooo:rsid="001551fe"/>
    </style:style>
    <style:style style:name="T17" style:family="text">
      <style:text-properties officeooo:rsid="0016636e"/>
    </style:style>
    <style:style style:name="T18" style:family="text">
      <style:text-properties officeooo:rsid="0018263d"/>
    </style:style>
    <style:style style:name="T19" style:family="text">
      <style:text-properties officeooo:rsid="0018db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&gt;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 – Make Instructions</text:p>
      <text:p text:style-name="P1"/>
      <text:p text:style-name="P1">In order to generate the <text:a xlink:type="simple" xlink:href="https://www.nsnam.org/docs/release/3.22/tutorial/html/index.html"><text:span text:style-name="T7">ns-3 tutorial</text:span></text:a> in Greek, follow these three steps:</text:p>
      <text:list xml:id="list4131217257983111200" text:style-name="L1">
        <text:list-item>
          <text:p text:style-name="P7">Go via terminal or open <text:span text:style-name="T19">a</text:span> terminal in the current directory, <text:span text:style-name="T8">/tutorial-gr</text:span>.</text:p>
        </text:list-item>
        <text:list-item>
          <text:p text:style-name="P7">Enter <text:span text:style-name="T8">make</text:span> to see the available options. The only option that <text:span text:style-name="T17">has been confirmed to run</text:span> flawlessly for the Greek language is <text:span text:style-name="T8">html</text:span>.</text:p>
        </text:list-item>
        <text:list-item>
          <text:p text:style-name="P7">Enter <text:span text:style-name="T8">make html</text:span> to build the tutorial into standalone HTML files. When it's done, the generated HTML files will be in the <text:span text:style-name="T8">/html</text:span> folder of <text:span text:style-name="T18">the</text:span> newly created <text:span text:style-name="T8">/build</text:span> directory.</text:p>
        </text:list-item>
      </text:list>
      <text:p text:style-name="P1"/>
      <text:p text:style-name="P2">Make sure <text:span text:style-name="T15">beforehand </text:span>that you have installed the required packages to perform the above process successfully, specifically <text:a xlink:type="simple" xlink:href="https://www.python.org/">Python</text:a> and <text:a xlink:type="simple" xlink:href="http://sphinx-doc.org/latest/index.html">Sphinx</text:a> <text:span text:style-name="T14">packages.</text:span> On <text:a xlink:type="simple" xlink:href="https://www.debian.org/index.en.html">Debian GNU/Linux</text:a> and its derivative <text:span text:style-name="T14">distributions</text:span> you can install both by running:</text:p>
      <text:list xml:id="list4305057671528949327" text:style-name="L2">
        <text:list-item>
          <text:p text:style-name="P8"><text:span text:style-name="T9">sudo apt-get install python</text:span> to install Python first</text:p>
        </text:list-item>
        <text:list-item>
          <text:p text:style-name="P8"><text:span text:style-name="T9">sudo apt-get install python-sphinx</text:span> to install Sphinx</text:p>
        </text:list-item>
      </text:list>
      <text:p text:style-name="P1"/>
      <text:p text:style-name="P1"/>
      <text:p text:style-name="P1"/>
      <text:p text:style-name="P5">GR – <text:span text:style-name="T1">Οδηγίες για </text:span>make</text:p>
      <text:p text:style-name="P1"/>
      <text:p text:style-name="P4">Εάν θέλετε να δημιουργήσετε την ελληνική έκδοση του <text:a xlink:type="simple" xlink:href="https://www.nsnam.org/docs/release/3.22/tutorial/html/index.html">οδηγού του </text:a><text:a xlink:type="simple" xlink:href="https://www.nsnam.org/docs/release/3.22/tutorial/html/index.html">ns-3</text:a><text:span text:style-name="T4">, </text:span>ακολουθήστε τα εξής τρία βήματα:</text:p>
      <text:list xml:id="list5133271479370363632" text:style-name="L3">
        <text:list-item>
          <text:p text:style-name="P10">Μεταβείτε μέσω τερματικού ή ανοίξτε <text:span text:style-name="T19">μια συνεδρία τερματικού</text:span> στον παρόντα κατάλογο, <text:span text:style-name="T11">/tutorial-gr</text:span><text:span text:style-name="T4">.</text:span></text:p>
        </text:list-item>
        <text:list-item>
          <text:p text:style-name="P10">Εισάγετε την εντολή <text:span text:style-name="T11">make</text:span><text:span text:style-name="T4"> </text:span>για να δείτε τις διαθέσιμες επιλογές εξόδου. Η μόνη επιλογή που <text:span text:style-name="T17">επιβεβαιωμένα </text:span>εκτελείται χωρίς <text:span text:style-name="T19">κάποιο</text:span> πρόβλημα για την ελληνική γλώσσα είναι η επιλογή <text:span text:style-name="T11">html</text:span><text:span text:style-name="T4">.</text:span></text:p>
        </text:list-item>
        <text:list-item>
          <text:p text:style-name="P10">Εισάγετε την εντολή <text:span text:style-name="T11">make html</text:span><text:span text:style-name="T4"> </text:span>για να κάνετε <text:span text:style-name="T4">build </text:span>τον οδηγό σε ξεχωριστά <text:span text:style-name="T4">HTML </text:span>αρχεία για κάθε ενότητα. Όταν τελειώσει αυτή η διαδικασία, τα παραχθέντα αρχεία θα βρίσκονται στον φάκελο <text:span text:style-name="T11">/html</text:span><text:span text:style-name="T4"> </text:span>του νεοδημιουργηθέντος καταλόγου <text:span text:style-name="T11">/build</text:span><text:span text:style-name="T4">.</text:span></text:p>
        </text:list-item>
      </text:list>
      <text:p text:style-name="P4"/>
      <text:p text:style-name="P3"><text:span text:style-name="T2">Βεβαιωθείτε </text:span><text:span text:style-name="T3">εκ των προτέρων</text:span><text:span text:style-name="T2"> ότι έχετε εγκατεστημένα τα απαραίτητα πακέτα ώστε να εκτελέσετε τα παραπάνω βήματα με επιτυχία, και συγκεκριμένα τα πακέτα της </text:span><text:a xlink:type="simple" xlink:href="https://www.python.org/"><text:span text:style-name="T14">Python</text:span></text:a><text:span text:style-name="T14"> </text:span><text:span text:style-name="T2">και του </text:span><text:a xlink:type="simple" xlink:href="http://sphinx-doc.org/latest/index.html"><text:span text:style-name="T14">Sphinx</text:span></text:a><text:span text:style-name="T14">. </text:span><text:span text:style-name="T2">Σε </text:span><text:a xlink:type="simple" xlink:href="https://www.debian.org/index.el.html"><text:span text:style-name="T14">Debian GNU/Linux</text:span></text:a><text:span text:style-name="T14"> </text:span><text:span text:style-name="T2">και στις παράγωγες διανομές της, μπορείτε να τα εγκαταστήσετε και τα δύο δίνοντας τις εντολές:</text:span></text:p>
      <text:list xml:id="list153929436159167" text:continue-list="list4305057671528949327" text:style-name="L2">
        <text:list-item>
          <text:p text:style-name="P9"><text:span text:style-name="T9">sudo apt-get install python</text:span> <text:span text:style-name="T2">για την εγκατάσταση της </text:span><text:span text:style-name="T14">Python </text:span><text:span text:style-name="T2">πρώτα</text:span></text:p>
        </text:list-item>
        <text:list-item>
          <text:p text:style-name="P9"><text:span text:style-name="T9">sudo apt-get install python-sphinx</text:span><text:span text:style-name="T4"> </text:span><text:span text:style-name="T2">για την εγκατάσταση του </text:span><text:span text:style-name="T14">Sphin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Κανονικά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3cm" fo:margin-bottom="2.3cm" fo:margin-left="2.3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4:28:28.273000000</meta:creation-date>
    <dc:date>2015-04-09T15:39:29.369000000</dc:date>
    <meta:editing-duration>PT50M28S</meta:editing-duration>
    <meta:editing-cycles>13</meta:editing-cycles>
    <meta:generator>LibreOffice/4.2.6.3$Windows_x86 LibreOffice_project/3fd416d4c6db7d3204c17ce57a1d70f6e531ee21</meta:generator>
    <meta:document-statistic meta:table-count="0" meta:image-count="0" meta:object-count="0" meta:page-count="1" meta:paragraph-count="16" meta:word-count="299" meta:character-count="1872" meta:non-whitespace-character-count="1597"/>
  </office:meta>
</office:document-meta>
</file>